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Text_20_body">
      <style:text-properties officeooo:paragraph-rsid="0012657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11dbe"/>
    </style:style>
    <style:style style:name="T3" style:family="text">
      <style:text-properties officeooo:rsid="0012657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 lab <text:span text:style-name="T2">4</text:span> – <text:span text:style-name="T2">Particle simulation</text:span></text:p>
      <text:h text:style-name="Heading_20_1" text:outline-level="1">Description</text:h>
      <text:p text:style-name="Text_20_body"/>
      <text:h text:style-name="Heading_20_1" text:outline-level="1">Execution times</text:h>
      <text:p text:style-name="P4"><text:span text:style-name="T3">In the first test, we varied the number of threads</text:span></text:p>
      <text:p text:style-name="Text_20_body"><draw:frame draw:style-name="fr1" draw:name="Ram4" text:anchor-type="as-char" svg:width="9.747cm" draw:z-index="6"><draw:text-box fo:min-height="5.884cm"><text:p text:style-name="Illustration"><draw:frame draw:style-name="fr2" draw:name="Objekt4" text:anchor-type="paragraph" svg:x="0.004cm" svg:y="0.002cm" svg:width="9.747cm" style:rel-width="100%" svg:height="5.884cm" style:rel-height="scale" draw:z-index="7"><draw:object xlink:href="./Object 4" xlink:type="simple" xlink:show="embed" xlink:actuate="onLoad"/><draw:image xlink:href="./ObjectReplacements/Object 4" xlink:type="simple" xlink:show="embed" xlink:actuate="onLoad"/></draw:frame>Illustration <text:sequence text:ref-name="refIllustration0" text:name="Illustration" text:formula="ooow:Illustration+1" style:num-format="1">1</text:sequence>: Variable number of threads. Number of particles in total set to 10000.</text:p></draw:text-box></draw:frame></text:p>
      <text:p text:style-name="Text_20_body"/>
      <text:p text:style-name="Text_20_body"/>
      <text:p text:style-name="Text_20_body"><draw:frame draw:style-name="fr1" draw:name="Ram5" text:anchor-type="as-char" svg:width="9.934cm" draw:z-index="8"><draw:text-box fo:min-height="6.133cm"><text:p text:style-name="Illustration"><draw:frame draw:style-name="fr2" draw:name="Objekt5" text:anchor-type="paragraph" svg:x="0.004cm" svg:y="0.002cm" svg:width="9.934cm" style:rel-width="100%" svg:height="6.133cm" style:rel-height="scale" draw:z-index="9"><draw:object xlink:href="./Object 5" xlink:type="simple" xlink:show="embed" xlink:actuate="onLoad"/><draw:image xlink:href="./ObjectReplacements/Object 5" xlink:type="simple" xlink:show="embed" xlink:actuate="onLoad"/></draw:frame>Illustration <text:sequence text:ref-name="refIllustration1" text:name="Illustration" text:formula="ooow:Illustration+1" style:num-format="1">2</text:sequence>: Variable number of particles. Number of threads set to 4.</text:p></draw:text-box></draw:frame></text:p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><draw:frame draw:style-name="fr1" draw:name="Ram6" text:anchor-type="as-char" svg:width="9.775cm" draw:z-index="10"><draw:text-box fo:min-height="6.189cm"><text:p text:style-name="Illustration"><draw:frame draw:style-name="fr2" draw:name="Objekt6" text:anchor-type="paragraph" svg:x="0.004cm" svg:y="0.002cm" svg:width="9.775cm" style:rel-width="100%" svg:height="6.189cm" style:rel-height="scale" draw:z-index="11"><draw:object xlink:href="./Object 6" xlink:type="simple" xlink:show="embed" xlink:actuate="onLoad"/><draw:image xlink:href="./ObjectReplacements/Object 6" xlink:type="simple" xlink:show="embed" xlink:actuate="onLoad"/></draw:frame>Illustration <text:sequence text:ref-name="refIllustration2" text:name="Illustration" text:formula="ooow:Illustration+1" style:num-format="1">3</text:sequence>: Both variable number of threads and number of particles. T = threads, P = particles.</text:p></draw:text-box></draw:frame></text:p>
      <text:p text:style-name="Text_20_body"/>
      <text:p text:style-name="Text_20_body"/>
      <text:h text:style-name="P3" text:outline-level="1">Appendix</text:h>
      <text:p text:style-name="Text_20_body"/>
      <text:p text:style-name="Text_20_body"><draw:frame draw:style-name="fr1" draw:name="Ram1" text:anchor-type="as-char" svg:width="4.516cm" draw:z-index="0"><draw:text-box fo:min-height="2.284cm"><text:p text:style-name="Table"><draw:frame draw:style-name="fr2" draw:name="Objekt1" text:anchor-type="paragraph" svg:x="0.004cm" svg:y="0.002cm" svg:width="4.516cm" style:rel-width="100%" svg:height="2.282cm" style:rel-height="scale" draw:z-index="1"><draw:object xlink:href="./Object 1" xlink:type="simple" xlink:show="embed" xlink:actuate="onLoad"/><draw:image xlink:href="./ObjectReplacements/Object 1" xlink:type="simple" xlink:show="embed" xlink:actuate="onLoad"/></draw:frame>Tabell <text:sequence text:ref-name="refTable0" text:name="Table" text:formula="ooow:Table+1" style:num-format="1">1</text:sequence>: Variable number of threads. Number of particles in total set to 10000.</text:p></draw:text-box></draw:frame></text:p>
      <text:p text:style-name="Text_20_body"/>
      <text:p text:style-name="Text_20_body"><draw:frame draw:style-name="fr1" draw:name="Ram2" text:anchor-type="as-char" svg:width="4.516cm" draw:z-index="2"><draw:text-box fo:min-height="2.279cm"><text:p text:style-name="Table"><draw:frame draw:style-name="fr2" draw:name="Objekt2" text:anchor-type="paragraph" svg:x="0.004cm" svg:y="0.002cm" svg:width="4.516cm" style:rel-width="100%" svg:height="2.281cm" style:rel-height="scale" draw:z-index="3"><draw:object xlink:href="./Object 2" xlink:type="simple" xlink:show="embed" xlink:actuate="onLoad"/><draw:image xlink:href="./ObjectReplacements/Object 2" xlink:type="simple" xlink:show="embed" xlink:actuate="onLoad"/></draw:frame>Tabell <text:sequence text:ref-name="refTable1" text:name="Table" text:formula="ooow:Table+1" style:num-format="1">2</text:sequence>: Variable number of particles. Number of threads set to 4.</text:p></draw:text-box></draw:frame></text:p>
      <text:p text:style-name="Text_20_body"/>
      <text:p text:style-name="Text_20_body"><draw:frame draw:style-name="fr1" draw:name="Ram3" text:anchor-type="as-char" svg:width="4.517cm" draw:z-index="4"><draw:text-box fo:min-height="2.267cm"><text:p text:style-name="Table"><draw:frame draw:style-name="fr2" draw:name="Objekt3" text:anchor-type="paragraph" svg:x="0.004cm" svg:y="0.002cm" svg:width="4.517cm" style:rel-width="100%" svg:height="2.267cm" style:rel-height="scale" draw:z-index="5"><draw:object xlink:href="./Object 3" xlink:type="simple" xlink:show="embed" xlink:actuate="onLoad"/><draw:image xlink:href="./ObjectReplacements/Object 3" xlink:type="simple" xlink:show="embed" xlink:actuate="onLoad"/></draw:frame>Tabell <text:sequence text:ref-name="refTable2" text:name="Table" text:formula="ooow:Table+1" style:num-format="1">3</text:sequence>: Both variable number of threads and number of particles. T = threads, P = particles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0" number:automatic-order="true" number:format-source="language">
      <number:year/>
      <number:text>-</number:text>
      <number:month/>
      <number:text>-</number:text>
      <number:day/>
    </number:date-style>
  </office:automatic-styles>
  <office:master-styles>
    <style:master-page style:name="Standard" style:page-layout-name="Mpm1">
      <style:header>
        <text:p text:style-name="Header">Authors: Filip Källström filka786; Emil Lindberg emili903<text:tab/>Date: <text:date style:data-style-name="N30" text:date-value="2013-05-20T16:15:06.99" text:fixed="true">5/20/13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0T16:14:39</meta:creation-date>
    <dc:date>2013-05-21T12:31:54.49</dc:date>
    <meta:editing-duration>PT50M41S</meta:editing-duration>
    <meta:editing-cycles>7</meta:editing-cycles>
    <meta:generator>LibreOffice/4.0.0.3$Windows_x86 LibreOffice_project/7545bee9c2a0782548772a21bc84a9dcc583b89</meta:generator>
    <dc:creator>Emil Lindberg</dc:creator>
    <meta:document-statistic meta:table-count="0" meta:image-count="0" meta:object-count="6" meta:page-count="3" meta:paragraph-count="18" meta:word-count="114" meta:character-count="689" meta:non-whitespace-character-count="58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row table:style-name="ro1">
          <table:table-cell table:style-name="ce1" office:value-type="string">
            <text:p>Threads</text:p>
          </table:table-cell>
          <table:table-cell office:value-type="string">
            <text:p>Time (s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0.6227">
            <text:p>70,622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.6821">
            <text:p>13,682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.93859">
            <text:p>2,9385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958379">
            <text:p>0,958379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1">0000-00-00</text:date>, <text:time style:data-style-name="N2" text:time-value="0000-00-00T11:45:45.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number-columns-repeated="3"/>
          <table:table-cell table:style-name="ce1" office:value-type="string">
            <text:p>Particles</text:p>
          </table:table-cell>
          <table:table-cell office:value-type="string">
            <text:p>Time (s)</text:p>
          </table:table-cell>
        </table:table-row>
        <table:table-row table:style-name="ro2">
          <table:table-cell table:number-columns-repeated="3"/>
          <table:table-cell office:value-type="float" office:value="4000">
            <text:p>4000</text:p>
          </table:table-cell>
          <table:table-cell office:value-type="float" office:value="0.445412">
            <text:p>0,445412</text:p>
          </table:table-cell>
        </table:table-row>
        <table:table-row table:style-name="ro2">
          <table:table-cell table:number-columns-repeated="3"/>
          <table:table-cell office:value-type="float" office:value="8000">
            <text:p>8000</text:p>
          </table:table-cell>
          <table:table-cell office:value-type="float" office:value="1.80334">
            <text:p>1,80334</text:p>
          </table:table-cell>
        </table:table-row>
        <table:table-row table:style-name="ro2">
          <table:table-cell table:number-columns-repeated="3"/>
          <table:table-cell office:value-type="float" office:value="16000">
            <text:p>16000</text:p>
          </table:table-cell>
          <table:table-cell office:value-type="float" office:value="8.58742">
            <text:p>8,58742</text:p>
          </table:table-cell>
        </table:table-row>
        <table:table-row table:style-name="ro2">
          <table:table-cell table:number-columns-repeated="3"/>
          <table:table-cell office:value-type="float" office:value="32000">
            <text:p>32000</text:p>
          </table:table-cell>
          <table:table-cell office:value-type="float" office:value="48.1273">
            <text:p>48,1273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1">0000-00-00</text:date>, <text:time style:data-style-name="N2" text:time-value="0000-00-00T11:48:00.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1" table:number-columns-repeated="2" table:default-cell-style-name="ce2"/>
        <table:table-row table:style-name="ro1">
          <table:table-cell table:number-columns-repeated="6"/>
          <table:table-cell table:style-name="ce1" office:value-type="string">
            <text:p>All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T=1 P=4000</text:p>
          </table:table-cell>
          <table:table-cell office:value-type="float" office:value="7.00667">
            <text:p>7,00667</text:p>
          </table:table-cell>
        </table:table-row>
        <table:table-row table:style-name="ro1">
          <table:table-cell table:number-columns-repeated="6"/>
          <table:table-cell office:value-type="string">
            <text:p>T=2 P=8000</text:p>
          </table:table-cell>
          <table:table-cell office:value-type="float" office:value="8.04693">
            <text:p>8,04693</text:p>
          </table:table-cell>
        </table:table-row>
        <table:table-row table:style-name="ro1">
          <table:table-cell table:number-columns-repeated="6"/>
          <table:table-cell office:value-type="string">
            <text:p>T=4 P=16000</text:p>
          </table:table-cell>
          <table:table-cell office:value-type="float" office:value="8.77309">
            <text:p>8,77309</text:p>
          </table:table-cell>
        </table:table-row>
        <table:table-row table:style-name="ro1">
          <table:table-cell table:number-columns-repeated="6"/>
          <table:table-cell office:value-type="string">
            <text:p>T=8 P=32000</text:p>
          </table:table-cell>
          <table:table-cell office:value-type="float" office:value="8.162078">
            <text:p>8,162078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1">0000-00-00</text:date>, <text:time style:data-style-name="N2" text:time-value="0000-00-00T11:51:15.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746cm" svg:height="5.884cm" xlink:href="." xlink:type="simple" chart:class="chart:bar" chart:style-name="ch1">
        <chart:plot-area chart:style-name="ch2" chart:data-source-has-labels="both" svg:x="1.232cm" svg:y="0.603cm" svg:width="8.126cm" svg:height="4.156cm">
          <chartooo:coordinate-region svg:x="2.039cm" svg:y="0.815cm" svg:width="7.319cm" svg:height="3.271cm"/>
          <chart:axis chart:dimension="x" chart:name="primary-x" chart:style-name="ch3" chartooo:axis-type="auto">
            <chartooo:date-scale/>
            <chart:title svg:x="4.629cm" svg:y="4.877cm" chart:style-name="ch4">
              <text:p>Threads</text:p>
            </chart:title>
            <chart:categories table:cell-range-address="local-table.$A$2:.$A$5"/>
          </chart:axis>
          <chart:axis chart:dimension="y" chart:name="primary-y" chart:style-name="ch5">
            <chart:title svg:x="0.451cm" svg:y="3.347cm" chart:style-name="ch6">
              <text:p>Time (s)</text:p>
            </chart:title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70.6227">
                <text:p>70.622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3.6821">
                <text:p>13.682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93859">
                <text:p>2.9385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58379">
                <text:p>0.9583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Windows_x86 LibreOffice_project/7545bee9c2a0782548772a21bc84a9dcc583b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933cm" svg:height="6.132cm" xlink:href="." xlink:type="simple" chart:class="chart:bar" chart:style-name="ch1">
        <chart:plot-area chart:style-name="ch2" chart:data-source-has-labels="both" svg:x="1.236cm" svg:y="0.623cm" svg:width="8.301cm" svg:height="4.379cm">
          <chartooo:coordinate-region svg:x="2.043cm" svg:y="0.835cm" svg:width="7.494cm" svg:height="3.494cm"/>
          <chart:axis chart:dimension="x" chart:name="primary-x" chart:style-name="ch3" chartooo:axis-type="auto">
            <chartooo:date-scale/>
            <chart:title svg:x="4.694cm" svg:y="5.125cm" chart:style-name="ch4">
              <text:p>Particles</text:p>
            </chart:title>
            <chart:categories table:cell-range-address="local-table.$A$2:.$A$5"/>
          </chart:axis>
          <chart:axis chart:dimension="y" chart:name="primary-y" chart:style-name="ch5">
            <chart:title svg:x="0.451cm" svg:y="3.478cm" chart:style-name="ch6">
              <text:p>Time (s)</text:p>
            </chart:title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 E</text:p>
              </table:table-cell>
            </table:table-row>
          </table:table-header-rows>
          <table:table-rows>
            <table:table-row>
              <table:table-cell office:value-type="float" office:value="4000">
                <text:p>4000</text:p>
              </table:table-cell>
              <table:table-cell office:value-type="float" office:value="0.445412">
                <text:p>0.44541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.80334">
                <text:p>1.80334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8.58742">
                <text:p>8.58742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48.1273">
                <text:p>48.127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Windows_x86 LibreOffice_project/7545bee9c2a0782548772a21bc84a9dcc583b8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775cm" svg:height="6.189cm" xlink:href="." xlink:type="simple" chart:class="chart:bar" chart:style-name="ch1">
        <chart:plot-area chart:style-name="ch2" chart:data-source-has-labels="both" svg:x="1.233cm" svg:y="0.627cm" svg:width="8.152cm" svg:height="4.431cm">
          <chartooo:coordinate-region svg:x="1.854cm" svg:y="0.839cm" svg:width="7.352cm" svg:height="3.122cm"/>
          <chart:axis chart:dimension="x" chart:name="primary-x" chart:style-name="ch3" chartooo:axis-type="auto">
            <chartooo:date-scale/>
            <chart:title svg:x="3.651cm" svg:y="5.182cm" chart:style-name="ch4">
              <text:p>T=threads P=particles</text:p>
            </chart:title>
            <chart:categories table:cell-range-address="local-table.$A$2:.$A$5"/>
          </chart:axis>
          <chart:axis chart:dimension="y" chart:name="primary-y" chart:style-name="ch5">
            <chart:title svg:x="0.451cm" svg:y="3.508cm" chart:style-name="ch6">
              <text:p>Time (s)</text:p>
            </chart:title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 H</text:p>
              </table:table-cell>
            </table:table-row>
          </table:table-header-rows>
          <table:table-rows>
            <table:table-row>
              <table:table-cell office:value-type="string">
                <text:p>T=1 P=4000</text:p>
              </table:table-cell>
              <table:table-cell office:value-type="float" office:value="7.00667">
                <text:p>7.00667</text:p>
              </table:table-cell>
            </table:table-row>
            <table:table-row>
              <table:table-cell office:value-type="string">
                <text:p>T=2 P=8000</text:p>
              </table:table-cell>
              <table:table-cell office:value-type="float" office:value="8.04693">
                <text:p>8.04693</text:p>
              </table:table-cell>
            </table:table-row>
            <table:table-row>
              <table:table-cell office:value-type="string">
                <text:p>T=4 P=16000</text:p>
              </table:table-cell>
              <table:table-cell office:value-type="float" office:value="8.77309">
                <text:p>8.77309</text:p>
              </table:table-cell>
            </table:table-row>
            <table:table-row>
              <table:table-cell office:value-type="string">
                <text:p>T=8 P=32000</text:p>
              </table:table-cell>
              <table:table-cell office:value-type="float" office:value="8.162078">
                <text:p>8.1620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Windows_x86 LibreOffice_project/7545bee9c2a0782548772a21bc84a9dcc583b8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